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23ba8" officeooo:paragraph-rsid="00023ba8"/>
    </style:style>
    <style:style style:name="P2" style:family="paragraph" style:parent-style-name="Standard">
      <style:paragraph-properties fo:text-align="center" style:justify-single-word="false"/>
      <style:text-properties officeooo:rsid="00023ba8" officeooo:paragraph-rsid="00068a8f"/>
    </style:style>
    <style:style style:name="P3" style:family="paragraph" style:parent-style-name="Standard">
      <style:paragraph-properties fo:text-align="start" style:justify-single-word="false"/>
      <style:text-properties officeooo:rsid="00023ba8" officeooo:paragraph-rsid="00041d7e"/>
    </style:style>
    <style:style style:name="P4" style:family="paragraph" style:parent-style-name="Standard">
      <style:paragraph-properties fo:text-align="start" style:justify-single-word="false"/>
      <style:text-properties officeooo:rsid="00023ba8" officeooo:paragraph-rsid="0004e4cf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023ba8" officeooo:paragraph-rsid="00023ba8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fo:font-weight="normal" officeooo:rsid="00023ba8" officeooo:paragraph-rsid="00023ba8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bold" officeooo:rsid="0004e4cf" officeooo:paragraph-rsid="0004e4cf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068a8f" officeooo:paragraph-rsid="00068a8f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68a8f" officeooo:paragraph-rsid="00068a8f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tyle="italic" style:text-underline-style="none" fo:font-weight="bold" officeooo:rsid="00068a8f" officeooo:paragraph-rsid="00068a8f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tyle="italic" style:text-underline-style="none" fo:font-weight="bold" officeooo:rsid="00068a8f" officeooo:paragraph-rsid="0007ea6d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tyle="italic" style:text-underline-style="none" fo:font-weight="bold" officeooo:rsid="0007ea6d" officeooo:paragraph-rsid="00068a8f" style:font-style-asian="italic" style:font-weight-asian="bold" style:font-style-complex="italic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tyle="italic" style:text-underline-style="none" fo:font-weight="bold" officeooo:rsid="0007ea6d" officeooo:paragraph-rsid="0007ea6d" style:font-style-asian="italic" style:font-weight-asian="bold" style:font-style-complex="italic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07ea6d" officeooo:paragraph-rsid="0007ea6d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041d7e" officeooo:paragraph-rsid="00041d7e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041d7e" officeooo:paragraph-rsid="0004e4cf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04e4cf" officeooo:paragraph-rsid="0004e4cf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068a8f" officeooo:paragraph-rsid="00068a8f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bold" officeooo:rsid="0004e4cf" officeooo:paragraph-rsid="0004e4cf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tyle="italic" style:text-underline-style="none" fo:font-weight="normal" officeooo:rsid="00068a8f" officeooo:paragraph-rsid="00068a8f" style:font-style-asian="italic" style:font-weight-asian="normal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tyle="italic" style:text-underline-style="none" fo:font-weight="normal" officeooo:rsid="00068a8f" officeooo:paragraph-rsid="0007ea6d" style:font-style-asian="italic" style:font-weight-asian="normal" style:font-style-complex="italic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tyle="italic" style:text-underline-style="none" fo:font-weight="normal" officeooo:rsid="0007ea6d" officeooo:paragraph-rsid="0007ea6d" style:font-style-asian="italic" style:font-weight-asian="normal" style:font-style-complex="italic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tyle="italic" style:text-underline-style="none" fo:font-weight="normal" officeooo:rsid="0008d9c4" officeooo:paragraph-rsid="0008d9c4" style:font-style-asian="italic" style:font-weight-asian="normal" style:font-style-complex="italic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tyle="italic" style:text-underline-style="none" fo:font-weight="bold" officeooo:rsid="0008d9c4" officeooo:paragraph-rsid="0008d9c4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e4cf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41d7e" style:font-weight-asian="normal" style:font-weight-complex="normal"/>
    </style:style>
    <style:style style:name="T5" style:family="text">
      <style:text-properties fo:font-weight="normal" officeooo:rsid="0004e4cf" style:font-weight-asian="normal" style:font-weight-complex="normal"/>
    </style:style>
    <style:style style:name="T6" style:family="text">
      <style:text-properties fo:font-weight="normal" officeooo:rsid="0005a01d" style:font-weight-asian="normal" style:font-weight-complex="normal"/>
    </style:style>
    <style:style style:name="T7" style:family="text">
      <style:text-properties officeooo:rsid="00041d7e"/>
    </style:style>
    <style:style style:name="T8" style:family="text">
      <style:text-properties officeooo:rsid="0005a01d"/>
    </style:style>
    <style:style style:name="T9" style:family="text">
      <style:text-properties officeooo:rsid="00068a8f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e Federal do Rio de Janeir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iovanni Aparecido da Silva Oliveira (DRE: 114163748)</text:p>
      <text:p text:style-name="P2">Victor Giudice Tavares da Cruz (DRE: <text:span text:style-name="T9">114079525</text:span>)</text:p>
      <text:p text:style-name="P1"/>
      <text:p text:style-name="P1"/>
      <text:p text:style-name="P1"/>
      <text:p text:style-name="P5">Calculadora Polinomial</text:p>
      <text:p text:style-name="P5"/>
      <text:p text:style-name="P5"/>
      <text:p text:style-name="P5"/>
      <text:p text:style-name="P6">Orientadora: Profª Silvana Rossett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Rio de Janeiro – 27 de Setembro de 2014</text:p>
      <text:p text:style-name="P3"><text:soft-page-break/><text:tab/><text:span text:style-name="T1">Síntese do problema: </text:span><text:span text:style-name="T3">cálculos relativos à equações </text:span><text:span text:style-name="T4">e funções</text:span><text:span text:style-name="T3"> polinomiais são extremamente importantes nas mais diversas áreas do conhecimento. Através da compreen</text:span><text:span text:style-name="T4">são deles é possível determinar, por exemplo, o momento em que um corpo atinge determinado ponto no espaço, a valorização de um produto relacionado a sua demanda ou os custos referente à produção de um objeto em uma indústria. Esse programa se propõe a auxiliar o usuário na realização das operações de substituição, solução, derivação e soma em polinômios simples com graus de x inteiros de 0 a 9.</text:span></text:p>
      <text:p text:style-name="P15"><text:tab/></text:p>
      <text:p text:style-name="P4"><text:span text:style-name="T4"><text:tab/></text:span><text:span text:style-name="T2">Pseudocódigo da solução:</text:span></text:p>
      <text:p text:style-name="P7"/>
      <text:p text:style-name="P4"><text:span text:style-name="T2">#ALGORITMO</text:span><text:span text:style-name="T5"> principal </text:span></text:p>
      <text:p text:style-name="P17">ESCREVA mensagem de boas vindas </text:p>
      <text:p text:style-name="P17">ESCREVA menu de opções </text:p>
      <text:p text:style-name="P17">LEIA (opção) </text:p>
      <text:p text:style-name="P17">TESTE opção </text:p>
      <text:p text:style-name="P17"><text:tab/>CASO 0 </text:p>
      <text:p text:style-name="P17"><text:tab/><text:tab/>CHAME FUNÇÃO calcula valor para x </text:p>
      <text:p text:style-name="P17"><text:tab/>CASO 1 </text:p>
      <text:p text:style-name="P17"><text:tab/><text:tab/>CHAME FUNÇÃO calcula a raíz </text:p>
      <text:p text:style-name="P17"><text:tab/>CASO 2 </text:p>
      <text:p text:style-name="P17"><text:tab/><text:tab/>CHAME FUNÇÃO deriva </text:p>
      <text:p text:style-name="P17"><text:tab/>CASO 3 </text:p>
      <text:p text:style-name="P17"><text:tab/><text:tab/>CHAME FUNÇÃO soma dois polinômios </text:p>
      <text:p text:style-name="P17"><text:tab/>CASO 4 </text:p>
      <text:p text:style-name="P17"><text:tab/><text:tab/>EXECUTA sequencialmente todas funções anteriores </text:p>
      <text:p text:style-name="P17"><text:tab/>CASO 5 </text:p>
      <text:p text:style-name="P17"><text:tab/><text:tab/>ESCREVA mensagem de saída </text:p>
      <text:p text:style-name="P17"><text:tab/><text:tab/>FIM DA EXECUÇÃO </text:p>
      <text:p text:style-name="P17"><text:tab/>CASO PADRÃO </text:p>
      <text:p text:style-name="P17"><text:tab/><text:tab/>ESCREVA opção inválida </text:p>
      <text:p text:style-name="P17"><text:tab/><text:tab/>ESCREVA menu de opções </text:p>
      <text:p text:style-name="P17"/>
      <text:p text:style-name="P4"><text:span text:style-name="T2">#ALGORITMO</text:span><text:span text:style-name="T5"> calcula valor para x </text:span></text:p>
      <text:p text:style-name="P17"><text:tab/>VAR valor = 0, contador = 0, termo = 0 </text:p>
      <text:p text:style-name="P17"><text:tab/>LEIA polinômio ENQUANTO FOR DIFERENTE DE '0 0' </text:p>
      <text:p text:style-name="P17"><text:tab/>LEIA valor de x </text:p>
      <text:p text:style-name="P17"><text:tab/>ENQUANTO contador FOR MENOR OU IGUAL A 9 </text:p>
      <text:p text:style-name="P17"><text:tab/><text:tab/>termo = coeficiente EM contador VEZES (x ELEVADO À contador) </text:p>
      <text:p text:style-name="P17"><text:tab/><text:tab/>SOME termo à VALOR </text:p>
      <text:p text:style-name="P17"><text:tab/><text:tab/>INCREMENTE contador </text:p>
      <text:p text:style-name="P17"><text:tab/>RETORNE valor </text:p>
      <text:p text:style-name="P17"/>
      <text:p text:style-name="P4"><text:span text:style-name="T2">#ALGORITMO</text:span><text:span text:style-name="T5"> calcula raiz </text:span></text:p>
      <text:p text:style-name="P17"><text:tab/>SE grau do polinômio = 1 </text:p>
      <text:p text:style-name="P17"><text:tab/><text:tab/>RETORNE -coeficiente EM 0 DIVIDIDO POR coeficiente em 1 </text:p>
      <text:p text:style-name="P17"><text:tab/>SE grau do polinômio = 2 </text:p>
      <text:p text:style-name="P17"><text:tab/><text:tab/>CALCULE delta </text:p>
      <text:p text:style-name="P17"><text:tab/><text:tab/>SE delta FOR MENOR QUE 0 </text:p>
      <text:p text:style-name="P17"><text:tab/><text:tab/><text:tab/>RETORNE erro </text:p>
      <text:p text:style-name="P17"><text:tab/><text:tab/>SE delta FOR MAIOR OU IGUAL A 0 </text:p>
      <text:p text:style-name="P17"><text:tab/><text:tab/><text:tab/>CALCULE BHASKARA </text:p>
      <text:p text:style-name="P17"><text:tab/><text:tab/><text:tab/><text:tab/>RETORNE uma ou duas raízes reais </text:p>
      <text:p text:style-name="P17"><text:soft-page-break/><text:tab/>SE grau do polinômio FOR MENOR QUE 1 ou MAIOR QUE 2 </text:p>
      <text:p text:style-name="P17"><text:tab/><text:tab/>RETORNE erro </text:p>
      <text:p text:style-name="P17"/>
      <text:p text:style-name="P4"><text:span text:style-name="T2">#ALGORITMO</text:span><text:span text:style-name="T5"> deriva </text:span></text:p>
      <text:p text:style-name="P17"><text:tab/>VAR contador = 1 </text:p>
      <text:p text:style-name="P17"><text:tab/>ENQUANTO contador FOR MENOR OU IGUAL A grau do polinômio </text:p>
      <text:p text:style-name="P17"><text:tab/><text:tab/>DEFINA coeficiente EM (contador - 1) IGUAL A ((coeficiente EM contador) <text:tab/><text:tab/><text:tab/>VEZES contador) </text:p>
      <text:p text:style-name="P17"><text:tab/>DEFINA coeficiente EM grau do polinômio IGUAL A 0 </text:p>
      <text:p text:style-name="P17"/>
      <text:p text:style-name="P4"><text:span text:style-name="T2">#ALGORITMO</text:span><text:span text:style-name="T5"> soma dois polinômios </text:span></text:p>
      <text:p text:style-name="P17"><text:tab/>VAR contador = 0 </text:p>
      <text:p text:style-name="P17"><text:tab/>ENQUANTO contador FOR MENOR OU IGUAL a grau do polinômio 2 </text:p>
      <text:p text:style-name="P17"><text:tab/><text:tab/>DEFINA coeficiente EM contador DE polinômio 1 IGUAL A (ele mesmo MAIS <text:tab/><text:tab/>coeficiente EM contador de polinômio 2) </text:p>
      <text:p text:style-name="P4"><text:span text:style-name="T5"><text:tab/>RETORNE polinômio 1</text:span><text:span text:style-name="T4"> </text:span></text:p>
      <text:p text:style-name="P16"/>
      <text:p text:style-name="P7">Formatos de entrada e saída:</text:p>
      <text:p text:style-name="P7"><text:tab/>Entrada:<text:span text:style-name="T3"> A entrada dos polinômios ocorre termo a termo no formato 'C E', onde C e E indicam, respectivamente, o coeficiente e o expoente de x no polinômio (ex.: '1 0' é interpretado como 1, '2 1' é interpretado como 2x e <text:s/>'3 2' é entendido como 3x²).</text:span></text:p>
      <text:p text:style-name="P7"><text:span text:style-name="T3"><text:tab/></text:span>Saída: <text:span text:style-name="T3">A saída dos polinômios ocorre de uma vez com os termos ordenados do maior grau de x para o menor, omitindo o sinal no termo de maior grau de for positivo, omitindo o os termos de <text:s/>coeficiente 0, </text:span><text:span text:style-name="T6">omitindo o coeficiente 1</text:span><text:span text:style-name="T3"> e escrevendo os graus 1 e 0 na notação convencional, sendo ela, respectivamente, Cx e C (ex.: +x^3+2x^2</text:span><text:span text:style-name="T6">+3x^1+4x^0 é representado como x^3+2x^2+3x+4).</text:span></text:p>
      <text:p text:style-name="P7"/>
      <text:p text:style-name="P8"><text:span text:style-name="T8">C</text:span>asos de teste:</text:p>
      <text:p text:style-name="P9"><text:tab/>Os casos de teste foram projetados para cada operação afim de que testem se suas funções estão sendo cumpridas de forma correta, independente dos mais adversos valores de entrada.</text:p>
      <text:p text:style-name="P9"/>
      <text:p text:style-name="P9"><text:span text:style-name="T1"><text:tab/>Opção 0 -&gt;</text:span> Calcular o valor do polinômio para um dado valor de x: </text:p>
      <text:p text:style-name="P9"><text:tab/>-em um polinômio constante (ex.: F(x) = 0) </text:p>
      <text:p text:style-name="P9"><text:tab/>-em um polinômio com um termo qualquer com grau maior que 0 e menor que 9 (ex.: F(x) = 5x^5) </text:p>
      <text:p text:style-name="P9"><text:tab/>-em um polinômio com os termos entre ponto flutuante e inteiros sendo positivos e negativos alternadamente (ex.: F(x) = x^9 - x^8 + 1.1x^7 - 1.1x^6 + 2x^4 - <text:tab/><text:tab/> 2x^3 + 2.2x^2 - 2.2x^1 + 3.3) </text:p>
      <text:p text:style-name="P9"/>
      <text:p text:style-name="P9"><text:tab/>Valores de x (testado em cada um dos casos acima): </text:p>
      <text:p text:style-name="P9"><text:tab/><text:tab/>-x com um valor nulo (x = 0) </text:p>
      <text:p text:style-name="P9"><text:tab/><text:tab/>-x com um valor inteiro positivo (ex.: x = 1) </text:p>
      <text:p text:style-name="P9"><text:tab/><text:tab/>-x com um valor inteiro negativo(ex.: x = -1) </text:p>
      <text:p text:style-name="P9"><text:tab/><text:tab/>-x com um valor flutuante positivo (ex.: x = 1.1) </text:p>
      <text:p text:style-name="P9"><text:tab/><text:tab/>-x com um valor flutuante negativo (ex.: -1.1) </text:p>
      <text:p text:style-name="P9"/>
      <text:p text:style-name="P9"><text:span text:style-name="T1"><text:tab/>Opção 1</text:span> -&gt; Calcular as raízes do polinômio (para polinômios de 1º e 2º grau): </text:p>
      <text:p text:style-name="P9"><text:tab/>-em um polinômio constante (não permitido) (ex.: F(x) = 0) </text:p>
      <text:p text:style-name="P9"><text:tab/>-em um polinômio de grau 1 (ex.: F(x) = x) </text:p>
      <text:p text:style-name="P9"><text:tab/>-em um polinômio de grau 2 sem raíz real (ex.: F(x) = x^2 + 1) </text:p>
      <text:p text:style-name="P9"><text:tab/>-em um polinômio de grau 2 com apenas uma raíz<text:tab/>(ex.: F(x) = x^2 + 2x + 1) </text:p>
      <text:p text:style-name="P9"><text:tab/>-em um polinômio de grau 2 com duas raízes (ex.: F(x) = x^2 - 1) </text:p>
      <text:p text:style-name="P9"><text:tab/>-em um polinômio de grau maior que 2 (não permitido) (ex.: F(x) = x^3) </text:p>
      <text:p text:style-name="P9"><text:soft-page-break/><text:s/></text:p>
      <text:p text:style-name="P9"><text:span text:style-name="T1"><text:tab/>Opção 2</text:span> -&gt; Calcular a derivada do polinômio: </text:p>
      <text:p text:style-name="P9"><text:tab/>-em um polinômio constante (ex.: F(x) = 0) </text:p>
      <text:p text:style-name="P9"><text:tab/>-em um polinômio com um termo qualquer com grau maior que 0 e menor que 9 (ex.: F(x) = 5x^5) </text:p>
      <text:p text:style-name="P9"><text:tab/>-em um polinômio com os termos entre ponto flutuante e inteiros sendo positivos e negativos alternadamente (ex.: F(x) = x^9 - x^8 + 1.1x^7 - 1.1x^6 + 2x^4 - <text:tab/><text:tab/> 2x^3 + 2.2x^2 - 2.2x^1 + 3.3) </text:p>
      <text:p text:style-name="P9"/>
      <text:p text:style-name="P9"><text:tab/><text:span text:style-name="T1">Opção 3</text:span> -&gt; Calcular a soma de dois polinômios: </text:p>
      <text:p text:style-name="P9"><text:tab/>-com dois polinômios constante (ex.: F(x) = 0 e G(x) = 1) </text:p>
      <text:p text:style-name="P9"><text:tab/>-com dois polinômios com um termo qualquer com grau maior que 0 e menor que 9 (ex.: F(x) = 5x^5 e G(x) = 5x^5) </text:p>
      <text:p text:style-name="P9"><text:tab/>-com dois polinômios com os termos entre ponto flutuante e inteiros sendo positivos e negativos alternadamente (ex.: F(x) = x^9 - x^8 + 1.1x^7 - 1.1x^6 + 2x^4 <text:tab/><text:tab/> - 2x^3 + 2.2x^2 - 2.2x^1 + 3.3 e G(x) = -3.3x^9 + 2.2x^8 - 2.2x^7 + 1.1x^6 <text:s/>+ x^5 - 1.1x^4 + 2x^3 - 2x^2 + x^1 -1) </text:p>
      <text:p text:style-name="P9"/>
      <text:p text:style-name="P9"><text:span text:style-name="T1"><text:tab/>Opção 4</text:span> -&gt; Realizar as operações 0, 1, 2 e 3: </text:p>
      <text:p text:style-name="P9"><text:tab/>-com um polinômio apenas </text:p>
      <text:p text:style-name="P9"><text:tab/>-com dois polinômios </text:p>
      <text:p text:style-name="P9"/>
      <text:p text:style-name="P9"><text:tab/><text:span text:style-name="T1">Opção 5</text:span> -&gt; Sair do programa: </text:p>
      <text:p text:style-name="P9"><text:tab/>-não há valores de teste para essa opção </text:p>
      <text:p text:style-name="P9"/>
      <text:p text:style-name="P9">Obs.: Além desses testes, também foram testadas em todas operações a funcionalidade de efetuar um novo cálculo sem ter que retornar ao menu principal.</text:p>
      <text:p text:style-name="P17"><text:tab/></text:p>
      <text:p text:style-name="P8"><text:span text:style-name="T7">E</text:span>strutura do programa:</text:p>
      <text:p text:style-name="P8"><text:tab/>polyn.c -&gt;<text:span text:style-name="T3"> biblioteca com a implementação das funções polinomiais</text:span></text:p>
      <text:p text:style-name="P8"><text:span text:style-name="T3"><text:tab/></text:span>polyn.h -&gt; <text:span text:style-name="T3">prototipagem e descrição sucinta das funções e de seus parâmetros de entrada e saída</text:span></text:p>
      <text:p text:style-name="P8"><text:span text:style-name="T3"><text:tab/></text:span>program.c <text:span text:style-name="T3">-&gt;</text:span> <text:span text:style-name="T3">programa principal, contendo o menu de opções e a interface com o usuário</text:span></text:p>
      <text:p text:style-name="P8"><text:span text:style-name="T3"><text:tab/></text:span>program -&gt;<text:span text:style-name="T3"> executável do programa compilado</text:span></text:p>
      <text:p text:style-name="P8"/>
      <text:p text:style-name="P8">Testes realizados e resultados obtidos:</text:p>
      <text:p text:style-name="P8"><text:span text:style-name="T3"><text:tab/>O programa foi submetido à todos os testes descritos no item “Casos de teste” e apresentou excelente desempenho em todos eles. Os únicos problemas encontrados no programa se dão quando ocorre uma entrada fora do padrão na leitura de algum valor. Nesse caso, a função </text:span><text:span text:style-name="T10">scanf</text:span><text:span text:style-name="T3"> apresenta comportamento estranho, indicando um bug inerente à ela.</text:span></text:p>
      <text:p text:style-name="P8"><text:tab/><text:span text:style-name="T3">As linhas de comando abaixo foram copiadas de uma execução do programa afim de ilustrar seu funcionamento:</text:span></text:p>
      <text:p text:style-name="P9"/>
      <text:p text:style-name="P23">Bem vindo a calculadora polinomial Polyn 1.0. Selecione uma das opções do menu a seguir:</text:p>
      <text:p text:style-name="P23"></text:p>
      <text:p text:style-name="P23">Menu de opções:</text:p>
      <text:p text:style-name="P23">0 -&gt; Calcular o valor do polinômio para um dado valor de x</text:p>
      <text:p text:style-name="P23">1 -&gt; Calcular as raízes do polinômio (para polinômios de 1º e 2º grau)</text:p>
      <text:p text:style-name="P23">2 -&gt; Calcular a derivada do polinômio</text:p>
      <text:p text:style-name="P23">3 -&gt; Calcular a soma de dois polinômios</text:p>
      <text:p text:style-name="P23">4 -&gt; Realizar as operações 0, 1, 2 e 3</text:p>
      <text:p text:style-name="P23">5 -&gt; Sair do programa</text:p>
      <text:p text:style-name="P24"><text:soft-page-break/>4</text:p>
      <text:p text:style-name="P23"></text:p>
      <text:p text:style-name="P23">Entre com o primeiro polinômio que deseja operar, separando coeficiente e expoente por espaço. Ex.: 2x² deve ser escrito 2 2. Obs.: 0 0 encerra o modo de entrada: </text:p>
      <text:p text:style-name="P24">1 9</text:p>
      <text:p text:style-name="P24">1.1 8</text:p>
      <text:p text:style-name="P24">-1 7</text:p>
      <text:p text:style-name="P24">-1.1 6</text:p>
      <text:p text:style-name="P24">2 5</text:p>
      <text:p text:style-name="P24">-2 4</text:p>
      <text:p text:style-name="P24">2.2 3</text:p>
      <text:p text:style-name="P24">-2.2 2</text:p>
      <text:p text:style-name="P24">3 1</text:p>
      <text:p text:style-name="P24">-3 0</text:p>
      <text:p text:style-name="P24">0 0</text:p>
      <text:p text:style-name="P23">P(x) = x^9+1.1x^8-x^7-1.1x^6+2x^5-2x^4+2.2x^3-2.2x^2+3x-3</text:p>
      <text:p text:style-name="P23"></text:p>
      <text:p text:style-name="P23">Entre com o valor de x para P(x): </text:p>
      <text:p text:style-name="P24">1</text:p>
      <text:p text:style-name="P23"></text:p>
      <text:p text:style-name="P23">Deseja realizar a operação com outro polinômio (s/n)?<text:span text:style-name="T1"> s</text:span></text:p>
      <text:p text:style-name="P23"></text:p>
      <text:p text:style-name="P23">Entre com o segundo polinômio que deseja operar: </text:p>
      <text:p text:style-name="P24">-3 9</text:p>
      <text:p text:style-name="P24">3 8</text:p>
      <text:p text:style-name="P24">-2.2 7</text:p>
      <text:p text:style-name="P24">2.2 6</text:p>
      <text:p text:style-name="P24">-2 5</text:p>
      <text:p text:style-name="P24">2 4</text:p>
      <text:p text:style-name="P24">-1.1 3</text:p>
      <text:p text:style-name="P24">1.1 2</text:p>
      <text:p text:style-name="P24">1 1</text:p>
      <text:p text:style-name="P24">1 0</text:p>
      <text:p text:style-name="P24">0 0</text:p>
      <text:p text:style-name="P23">Q(x) = -3x^9+3x^8-2.2x^7+2.2x^6-2x^5+2x^4-1.1x^3+1.1x^2+x+1</text:p>
      <text:p text:style-name="P23"></text:p>
      <text:p text:style-name="P23">Entre com o valor de x para Q(x): </text:p>
      <text:p text:style-name="P24">1.1</text:p>
      <text:p text:style-name="P23"></text:p>
      <text:p text:style-name="P23">P(1) = -2.38419e-07</text:p>
      <text:p text:style-name="P23">P'(x) = 9x^8+8.8x^7-7x^6-6.6x^5+10x^4-8x^3+6.6x^2-4.4x+3</text:p>
      <text:p text:style-name="P23">Raiz de P(x): Esta operação não está definida para o grau desse polinômio ou não há soluções reais.</text:p>
      <text:p text:style-name="P23"></text:p>
      <text:p text:style-name="P23">Q(1.1) = 0.64126</text:p>
      <text:p text:style-name="P23">Q'(x) = -27x^8+24x^7-15.4x^6+13.2x^5-10x^4+8x^3-3.3x^2+2.2x+1</text:p>
      <text:p text:style-name="P23">Raiz de Q(x): Esta operação não está definida para o grau desse polinômio ou não há soluções reais.</text:p>
      <text:p text:style-name="P23"></text:p>
      <text:p text:style-name="P23">P(x) + Q(x) = -2x^9+4.1x^8-3.2x^7+1.1x^6+1.1x^3-1.1x^2+4x-2</text:p>
      <text:p text:style-name="P23"></text:p>
      <text:p text:style-name="P23">Deseja realizar a operação novamente com outro outros valores de entrada (s/n)?<text:span text:style-name="T1"> n</text:span></text:p>
      <text:p text:style-name="P23"><text:soft-page-break/></text:p>
      <text:p text:style-name="P23">Menu de opções:</text:p>
      <text:p text:style-name="P23">0 -&gt; Calcular o valor do polinômio para um dado valor de x</text:p>
      <text:p text:style-name="P23">1 -&gt; Calcular as raízes do polinômio (para polinômios de 1º e 2º grau)</text:p>
      <text:p text:style-name="P23">2 -&gt; Calcular a derivada do polinômio</text:p>
      <text:p text:style-name="P23">3 -&gt; Calcular a soma de dois polinômios</text:p>
      <text:p text:style-name="P23">4 -&gt; Realizar as operações 0, 1, 2 e 3</text:p>
      <text:p text:style-name="P23">5 -&gt; Sair do programa</text:p>
      <text:p text:style-name="P13"/>
      <text:p text:style-name="P14">Dificuldades encontradas e conclusão: <text:span text:style-name="T3">Os maiores desafios encontrados no desenvolvimento do programa se deram na elaboração de um algoritmo para efetuar as operações propostas pelo problema e no controle de fluxo entre os laços de navegação dentro do problema. Imprimir os termos de uma maneira estética para o usuário também se mostrou um problema de solução não trivia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8T19:55:24.558194046</meta:creation-date>
    <dc:date>2014-09-29T13:26:26.142127899</dc:date>
    <meta:editing-duration>PT1H28M49S</meta:editing-duration>
    <meta:editing-cycles>3</meta:editing-cycles>
    <meta:generator>LibreOffice/4.2.4.2$Linux_x86 LibreOffice_project/420m0$Build-2</meta:generator>
    <dc:creator>Giovanni Oliveira</dc:creator>
    <meta:document-statistic meta:table-count="0" meta:image-count="0" meta:object-count="0" meta:page-count="6" meta:paragraph-count="174" meta:word-count="1502" meta:character-count="8486" meta:non-whitespace-character-count="6860"/>
  </office:meta>
</office:document-meta>
</file>